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5f0c" officeooo:paragraph-rsid="00115f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set-up a linux directory as a git repo:</text:p>
      <text:p text:style-name="P1"/>
      <text:p text:style-name="P1">git init</text:p>
      <text:p text:style-name="P1">git remote add origin &lt;http-link&gt;</text:p>
      <text:p text:style-name="P1"/>
      <text:p text:style-name="P1"/>
      <text:p text:style-name="P1"/>
      <text:p text:style-name="P1">To pull contents from git server:</text:p>
      <text:p text:style-name="P1"/>
      <text:p text:style-name="P1">git pull origin master</text:p>
      <text:p text:style-name="P1">git status (if msg says you're uptodate with master then you succeeded)</text:p>
      <text:p text:style-name="P1"/>
      <text:p text:style-name="P1"/>
      <text:p text:style-name="P1"/>
      <text:p text:style-name="P1">To push contents to git server:</text:p>
      <text:p text:style-name="P1"/>
      <text:p text:style-name="P1">git add *</text:p>
      <text:p text:style-name="P1">git commit -m "my message"</text:p>
      <text:p text:style-name="P1">git push origin master</text:p>
      <text:p text:style-name="P1">git stat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 </meta:initial-creator>
    <meta:creation-date>2016-07-06T14:36:22.460035771</meta:creation-date>
    <dc:date>2016-07-06T14:58:43.278769236</dc:date>
    <dc:creator>Nik </dc:creator>
    <meta:editing-duration>PT22M20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1" meta:word-count="58" meta:character-count="307" meta:non-whitespace-character-count="260"/>
  </office:meta>
</office:document-meta>
</file>